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.318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text-position="33% 58%" style:font-name="Segoe UI2" fo:font-size="32pt" fo:text-shadow="1pt 1pt" style:font-name-asian="Segoe UI2" style:font-size-asian="32pt" style:font-name-complex="Segoe UI2" style:font-size-complex="32pt"/>
    </style:style>
    <style:style style:name="T6" style:family="text">
      <style:text-properties fo:color="#ffffff" style:font-name="Segoe UI2" fo:font-size="32pt" fo:text-shadow="1pt 1pt" style:font-name-asian="Segoe UI2" style:font-size-asian="32pt" style:font-name-complex="Segoe UI2" style:font-size-complex="32pt"/>
    </style:style>
    <style:style style:name="T7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508cm">
          <draw:text-box>
            <text:p text:style-name="P1"><text:span text:style-name="T1">The Holy Gospel</text:span></text:p>
            <text:p text:style-name="P1"><text:span text:style-name="T2">John 3:14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5.654cm" svg:height="10.772cm" svg:x="1.27cm" svg:y="0.508cm">
          <draw:text-box>
            <text:p text:style-name="P4"><text:span text:style-name="T3">14</text:span><text:span text:style-name="T4"> And as Moses lifted up the serpent in the wilderness, so must the Son of Man be lifted up, </text:span><text:span text:style-name="T3">15</text:span><text:span text:style-name="T4"> that whoever believes in him may have eternal life. </text:span><text:span text:style-name="T5">16</text:span><text:span text:style-name="T6"> </text:span><text:span text:style-name="T7">[Jesus said:] “For God so loved the world, that he gave his only Son, that whoever believes in him should not perish </text:span></text:p>
            <text:p text:style-name="P5"><text:span text:style-name="T7"><text:s text:c="4"/></text:span><text:span text:style-name="T7">but have eternal lif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6" draw:layer="layout" svg:width="25.654cm" svg:height="10.772cm" svg:x="1.27cm" svg:y="0.508cm">
          <draw:text-box>
            <text:p text:style-name="P7"><text:span text:style-name="T5">17</text:span><text:span text:style-name="T6"> </text:span><text:span text:style-name="T7">For God did not send his Son into the world to condemn the world, but in order that the world might be saved through him. </text:span><text:span text:style-name="T5">18</text:span><text:span text:style-name="T6"> </text:span><text:span text:style-name="T7">Whoever believes in him is not condemned, but whoever does not believe is condemned already, because he has not believed in the name of </text:span></text:p>
            <text:p text:style-name="P7"><text:span text:style-name="T7"><text:s text:c="6"/></text:span><text:span text:style-name="T7">the only Son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6" draw:layer="layout" svg:width="25.654cm" svg:height="9.269cm" svg:x="1.27cm" svg:y="0.508cm">
          <draw:text-box>
            <text:p text:style-name="P7"><text:span text:style-name="T5">19</text:span><text:span text:style-name="T6"> </text:span><text:span text:style-name="T7">And this is the judgment: the light has come into the world, and people loved the darkness rather than the light because their deeds were evil. </text:span><text:span text:style-name="T5">20</text:span><text:span text:style-name="T6"> </text:span><text:span text:style-name="T7">For everyone who does wicked things hates the light and does not come to the light, lest his deeds should be expos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6" draw:layer="layout" svg:width="25.654cm" svg:height="4.76cm" svg:x="1.27cm" svg:y="0.508cm">
          <draw:text-box>
            <text:p text:style-name="P7"><text:span text:style-name="T5">21</text:span><text:span text:style-name="T6"> </text:span><text:span text:style-name="T7">But whoever does what is true comes to the light, so that it may be clearly seen that his deeds have been carried out in G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09:47:34.753000000</meta:creation-date>
    <dc:title>Hymn template</dc:title>
    <meta:editing-duration>PT9M2S</meta:editing-duration>
    <meta:editing-cycles>3</meta:editing-cycles>
    <meta:generator>LibreOffice/4.4.1.2$Windows_x86 LibreOffice_project/45e2de17089c24a1fa810c8f975a7171ba4cd432</meta:generator>
    <meta:initial-creator>Arthur Hoch</meta:initial-creator>
    <dc:date>2015-03-14T10:46:21.025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3-14T09:47:34.453000000"/>
  </office:meta>
</office:document-meta>
</file>